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76">
            <text:p>476</text:p>
          </table:table-cell>
          <table:table-cell table:style-name="ce3" office:value-type="string">
            <text:p><text:s/>0/1</text:p>
          </table:table-cell>
          <table:table-cell table:style-name="ce4" table:formula="of:=MOD(ROUNDDOWN([.$A$1]/10; 0); 2)" office:value-type="float" office:value="1">
            <text:p>1</text:p>
          </table:table-cell>
          <table:table-cell table:style-name="ce3" office:value-type="string">
            <text:p>Home rat: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86&quot;/&gt;">
            <text:p><text:s text:c="4"/>&lt;property name="map" value="ratdom_maze_486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85&quot;/&gt;">
            <text:p><text:s text:c="4"/>&lt;property name="map" value="ratdom_maze_485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66&quot;/&gt;">
            <text:p><text:s text:c="4"/>&lt;property name="map" value="ratdom_maze_466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65&quot;/&gt;">
            <text:p><text:s text:c="4"/>&lt;property name="map" value="ratdom_maze_465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64&quot; width=&quot;128&quot; height=&quot;192&quot;&gt;">
            <text:p><text:s text:c="2"/>&lt;object name="ratdom_maze_rat" type="spawn" x="288" y="6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Top&quot;&quot; value=&quot;&quot;Light&quot;; TEXT(1 + ([.$C$1] * 3);&quot;#&quot;); &quot;&quot;&quot;/&gt;&quot;)" office:value-type="string" office:string-value="    &lt;property name=&quot;Top&quot; value=&quot;Light4&quot;/&gt;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Top&quot;&quot; value=&quot;&quot;Light&quot;; TEXT(2 + ([.$C$1] * 1);&quot;#&quot;); &quot;&quot;&quot;/&gt;&quot;)" office:value-type="string" office:string-value="    &lt;property name=&quot;Top&quot; value=&quot;Light3&quot;/&gt;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Top&quot;&quot; value=&quot;&quot;Light&quot;; TEXT(3 - ([.$C$1] * 1);&quot;#&quot;); &quot;&quot;&quot;/&gt;&quot;)" office:value-type="string" office:string-value="    &lt;property name=&quot;Top&quot; value=&quot;Light2&quot;/&gt;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Top&quot;&quot; value=&quot;&quot;Light&quot;; TEXT(4 - ([.$C$1] * 3);&quot;#&quot;); &quot;&quot;&quot;/&gt;&quot;)" office:value-type="string" office:string-value="    &lt;property name=&quot;Top&quot; value=&quot;Light1&quot;/&gt;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Do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25">
            <text:p>425</text:p>
          </table:table-cell>
          <table:table-cell table:style-name="ce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Mi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3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16.02.2019</text:date>, <text:time>12:0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2-16T12:09:33.71</dc:date>
    <dc:creator>Cristian Berlage</dc:creator>
    <meta:editing-duration>P1DT11H43M49S</meta:editing-duration>
    <meta:editing-cycles>8</meta:editing-cycles>
    <meta:generator>OpenOffice/4.1.3$Win32 OpenOffice.org_project/413m1$Build-9783</meta:generator>
    <meta:document-statistic meta:table-count="3" meta:cell-count="1279" meta:object-count="0"/>
  </office:meta>
</office:document-meta>
</file>